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thJax_WinIE6" svg:font-family="MathJax_WinIE6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 style:list-style-name="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 fo:break-before="page"/>
    </style:style>
    <style:style style:name="P4" style:family="paragraph" style:parent-style-name="Heading_20_4">
      <style:text-properties fo:font-size="14pt" officeooo:paragraph-rsid="0003176b" style:font-size-asian="14pt" style:font-size-complex="14pt"/>
    </style:style>
    <style:style style:name="P5" style:family="paragraph" style:parent-style-name="Preformatted_20_Text">
      <style:text-properties style:font-name="Noto Serif" fo:font-size="12pt" style:font-size-asian="12pt" style:font-size-complex="12pt"/>
    </style:style>
    <style:style style:name="P6" style:family="paragraph" style:parent-style-name="Preformatted_20_Text">
      <style:text-properties style:font-name="Noto Serif" fo:font-size="12pt" officeooo:paragraph-rsid="0003176b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style:font-name="Noto Serif" fo:font-size="12pt" style:font-size-asian="12pt" style:font-size-complex="12pt"/>
    </style:style>
    <style:style style:name="P8" style:family="paragraph" style:parent-style-name="Preformatted_20_Text">
      <style:text-properties style:font-name="Noto Serif" fo:font-size="14pt" style:font-size-asian="14pt" style:font-size-complex="14pt"/>
    </style:style>
    <style:style style:name="P9" style:family="paragraph" style:parent-style-name="Preformatted_20_Text">
      <style:text-properties style:font-name="Noto Sans Display" fo:font-size="14pt" fo:background-color="#b2b2b2" style:font-size-asian="14pt" style:font-size-complex="14pt"/>
    </style:style>
    <style:style style:name="P10" style:family="paragraph" style:parent-style-name="Preformatted_20_Text">
      <style:text-properties style:font-name="Noto Sans Display" fo:font-size="14pt" style:font-size-asian="14pt" style:font-size-complex="14pt"/>
    </style:style>
    <style:style style:name="P11" style:family="paragraph" style:parent-style-name="Preformatted_20_Text">
      <style:text-properties style:font-name="Noto Sans Display" fo:font-size="14pt" officeooo:rsid="0003176b" officeooo:paragraph-rsid="0003176b" style:font-size-asian="14pt" style:font-size-complex="14pt"/>
    </style:style>
    <style:style style:name="P12" style:family="paragraph" style:parent-style-name="Preformatted_20_Text">
      <style:paragraph-properties fo:line-height="115%"/>
      <style:text-properties style:font-name="Noto Sans Display" fo:font-size="14pt" style:font-size-asian="14pt" style:font-size-complex="14pt"/>
    </style:style>
    <style:style style:name="P13" style:family="paragraph" style:parent-style-name="Preformatted_20_Text">
      <style:text-properties style:font-name="Noto Sans Display" fo:font-size="14pt" fo:background-color="#cccccc" style:font-size-asian="14pt" style:font-size-complex="14pt"/>
    </style:style>
    <style:style style:name="P14" style:family="paragraph" style:parent-style-name="Preformatted_20_Text">
      <style:paragraph-properties fo:line-height="115%"/>
      <style:text-properties style:font-name="Noto Sans Display" fo:font-size="14pt" fo:background-color="#cccccc" style:font-size-asian="14pt" style:font-size-complex="14pt"/>
    </style:style>
    <style:style style:name="T1" style:family="text">
      <style:text-properties officeooo:rsid="0002c47e"/>
    </style:style>
    <style:style style:name="T2" style:family="text">
      <style:text-properties fo:background-color="#cccccc" loext:char-shading-value="0"/>
    </style:style>
    <style:style style:name="T3" style:family="text">
      <style:text-properties officeooo:rsid="0003176b"/>
    </style:style>
    <style:style style:name="T4" style:family="text">
      <style:text-properties officeooo:rsid="00057d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OUR COMPILER BIBLIOTEQ DEPUIS LES SOURCES <text:span text:style-name="T1">DE GITHUB</text:span>.</text:h>
      <text:p text:style-name="P7"/>
      <text:p text:style-name="P7">Le nom des paquets concerne <text:span text:style-name="T4">la distribution </text:span>LinuxMint21</text:p>
      <text:p text:style-name="P5"/>
      <text:p text:style-name="P5"/>
      <text:h text:style-name="Heading_20_3" text:outline-level="3"><text:span text:style-name="T3">1 - </text:span>Installation des dépendances pour compiler BiblioteQ</text:h>
      <text:p text:style-name="P12"><text:span text:style-name="T2">sudo apt-get install git</text:span></text:p>
      <text:p text:style-name="P14">sudo apt-get install build-essential</text:p>
      <text:p text:style-name="P14">sudo apt-get install qtbase5-dev</text:p>
      <text:p text:style-name="P14">sudo apt-get install libsqlite3-dev</text:p>
      <text:p text:style-name="P14">sudo apt-get install libyazpp-dev</text:p>
      <text:p text:style-name="P14">sudo apt-get install libpoppler-cpp-dev</text:p>
      <text:p text:style-name="P14">sudo apt-get install libqt5multimedia5-plugins</text:p>
      <text:p text:style-name="P14">sudo apt-get install qtmultimedia5-dev</text:p>
      <text:p text:style-name="P14">sudo ldconfig</text:p>
      <text:p text:style-name="P8"/>
      <text:p text:style-name="P8"/>
      <text:h text:style-name="Heading_20_3" text:outline-level="3"><text:span text:style-name="T3">2 - </text:span>Téléchargement des sources de BiblioteQ.</text:h>
      <text:p text:style-name="P9">git clone https://github.com/textbrowser/biblioteq.git</text:p>
      <text:p text:style-name="P5"/>
      <text:p text:style-name="P5"/>
      <text:h text:style-name="P4" text:outline-level="4"><text:span text:style-name="T3">3 - </text:span>Compilation de BiblioteQ.</text:h>
      <text:p text:style-name="P6"><text:s/>L'option -j permet de compiler avec plusieurs processeurs.</text:p>
      <text:p text:style-name="P14">cd biblioteq</text:p>
      <text:p text:style-name="P14">qmake</text:p>
      <text:p text:style-name="P14">make -j4</text:p>
      <text:p text:style-name="P5"/>
      <text:p text:style-name="P5"/>
      <text:h text:style-name="Heading_20_3" text:outline-level="3"><text:span text:style-name="T3">4 - C</text:span>réation du paquet .deb version amd64.</text:h>
      <text:p text:style-name="P13">./Distributions/build_debian_amd64.bash</text:p>
      <text:p text:style-name="P5"/>
      <text:p text:style-name="P5"/>
      <text:p text:style-name="P5"/>
      <text:h text:style-name="P2" text:outline-level="3"/>
      <text:h text:style-name="P3" text:outline-level="3">POUR CRÉER OU METTRE À JOUR LA TRADUCTION.</text:h>
      <text:p text:style-name="P5"/>
      <text:h text:style-name="Heading_20_3" text:outline-level="3"><text:span text:style-name="T3">1 - I</text:span>nstallation des outils pour effectuer la traduction.</text:h>
      <text:p text:style-name="P13">sudo apt-get install qttools5-dev-tools</text:p>
      <text:p text:style-name="P5"/>
      <text:h text:style-name="Heading_20_3" text:outline-level="3"><text:span text:style-name="T3">2 - </text:span><text:s/>Création ou mise à jour des fichiers a traduire (.ts).</text:h>
      <text:p text:style-name="P13">lupdate biblioteq.pro</text:p>
      <text:p text:style-name="P5"/>
      <text:h text:style-name="Heading_20_3" text:outline-level="3"><text:span text:style-name="T3">3 - </text:span>Outil pour effectuer la traduction et la publication du fichier .ts -&gt; .qm</text:h>
      <text:p text:style-name="P13">linguist Translations/biblioteq_fr_Fr.ts</text:p>
      <text:p text:style-name="P5"/>
      <text:p text:style-name="P5"/>
      <text:p text:style-name="P11">Exporter vers le format de fichier biblioteq_fr_FR.qm (qm) et compiler BiblioteQ pour profiter de la traduction des menus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thJax_WinIE6" svg:font-family="MathJax_WinIE6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Noto Sans Devanagari U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font-name-asian="Nimbus Sans1" style:font-size-asian="10.5pt" style:language-asian="zh" style:country-asian="CN" style:font-name-complex="Noto Sans Devanagari U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 UI2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Noto Sans Devanagari UI" style:font-family-complex="'Noto Sans Devanagari UI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2T11:26:22.280764662</dc:date>
    <meta:editing-duration>PT15M4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165" meta:character-count="1210" meta:non-whitespace-character-count="1072"/>
  </office:meta>
</office:document-meta>
</file>